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cc" draw:textarea-horizontal-align="justify" draw:textarea-vertical-align="bottom" draw:auto-grow-height="false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solid" draw:fill-color="#ffffff" draw:opacity="71%" draw:textarea-horizontal-align="left" draw:auto-grow-height="true" draw:auto-grow-width="true" fo:min-height="0cm" fo:min-width="0cm" draw:shadow="visible" draw:shadow-offset-x="0.102cm" draw:shadow-offset-y="0.102cm" draw:shadow-opacity="71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style:font-name="Ubuntu" fo:font-size="14pt" style:font-size-asian="14pt" style:font-size-complex="14pt"/>
    </style:style>
    <style:style style:name="P4" style:family="paragraph">
      <style:paragraph-properties fo:text-align="center"/>
      <style:text-properties style:font-name="Ubuntu"/>
    </style:style>
    <style:style style:name="P5" style:family="paragraph">
      <style:text-properties style:font-name="Ubuntu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699cm" svg:height="5.842cm" svg:x="4.81cm" svg:y="4.9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97cm" svg:height="0.698cm" svg:x="4.964cm" svg:y="9.954cm">
          <text:p text:style-name="P2">HD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97cm" svg:height="0.698cm" svg:x="6.488cm" svg:y="9.954cm">
          <text:p text:style-name="P2">SS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97cm" svg:height="0.698cm" svg:x="8.012cm" svg:y="9.954cm">
          <text:p text:style-name="P2">NV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445cm" svg:height="1.46cm" svg:x="4.937cm" svg:y="8.303cm">
          <text:p text:style-name="P2">Object Backend<text:line-break/><text:span text:style-name="T1">RocksDB, XF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017cm" svg:height="1.143cm" svg:x="9.89cm" svg:y="6.334cm">
          <text:p text:style-name="P3">librados client lib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286cm" svg:height="1.662cm" svg:x="10.271cm" svg:y="4.937cm">
          <text:p text:style-name="P4">RGW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4" draw:layer="layout" svg:width="9.017cm" svg:height="3.048cm" svg:x="9.89cm" svg:y="7.7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9cm" svg:height="0.704cm" svg:x="10.904cm" svg:y="8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9cm" svg:height="0.704cm" svg:x="10.904cm" svg:y="7.9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9cm" svg:height="0.704cm" svg:x="10.904cm" svg:y="9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1.348cm" svg:y="8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1.348cm" svg:y="7.9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1.348cm" svg:y="9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1.792cm" svg:y="8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1.792cm" svg:y="7.9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1.792cm" svg:y="9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2.236cm" svg:y="8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2.236cm" svg:y="7.9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2.236cm" svg:y="9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9cm" svg:height="0.704cm" svg:x="12.679cm" svg:y="8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9cm" svg:height="0.704cm" svg:x="12.679cm" svg:y="7.9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9cm" svg:height="0.704cm" svg:x="12.679cm" svg:y="9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3.123cm" svg:y="8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3.123cm" svg:y="7.9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3.123cm" svg:y="9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3.567cm" svg:y="8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3.567cm" svg:y="7.9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3.567cm" svg:y="9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4.011cm" svg:y="8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4.011cm" svg:y="7.9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4.011cm" svg:y="9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9cm" svg:height="0.704cm" svg:x="14.454cm" svg:y="8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9cm" svg:height="0.704cm" svg:x="14.454cm" svg:y="7.9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9cm" svg:height="0.704cm" svg:x="14.454cm" svg:y="9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4.898cm" svg:y="8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4.898cm" svg:y="7.9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4.898cm" svg:y="9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5.342cm" svg:y="8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5.342cm" svg:y="7.9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5.342cm" svg:y="9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5.786cm" svg:y="8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5.786cm" svg:y="7.9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5.786cm" svg:y="9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9cm" svg:height="0.704cm" svg:x="16.229cm" svg:y="8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9cm" svg:height="0.704cm" svg:x="16.229cm" svg:y="7.9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9cm" svg:height="0.704cm" svg:x="16.229cm" svg:y="9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6.673cm" svg:y="8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6.673cm" svg:y="7.9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6.673cm" svg:y="9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7.117cm" svg:y="8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7.117cm" svg:y="7.9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7.117cm" svg:y="9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7.561cm" svg:y="8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7.561cm" svg:y="7.9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7.561cm" svg:y="9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9cm" svg:height="0.704cm" svg:x="18.004cm" svg:y="8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9cm" svg:height="0.704cm" svg:x="18.004cm" svg:y="7.9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9cm" svg:height="0.704cm" svg:x="18.004cm" svg:y="9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8.448cm" svg:y="8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8.448cm" svg:y="7.9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8.448cm" svg:y="9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0.017cm" svg:y="8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0.017cm" svg:y="7.9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0.017cm" svg:y="9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0.461cm" svg:y="8.9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0.461cm" svg:y="7.9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0.338cm" svg:height="0.704cm" svg:x="10.461cm" svg:y="9.8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5" draw:layer="layout" svg:width="4.325cm" svg:height="0.967cm" svg:x="10.779cm" svg:y="8.415cm">
          <draw:text-box>
            <text:p text:style-name="P5">RADOS OSDs</text:p>
          </draw:text-box>
        </draw:frame>
        <draw:custom-shape draw:style-name="gr4" draw:text-style-name="P4" draw:layer="layout" svg:width="2.286cm" svg:height="1.662cm" svg:x="13.165cm" svg:y="4.926cm">
          <text:p text:style-name="P4">RBD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1.662cm" svg:x="15.959cm" svg:y="4.937cm">
          <text:p text:style-name="P4">CephF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2:58:49.522183528</meta:creation-date>
    <dc:date>2016-05-16T14:31:10.146408023</dc:date>
    <meta:editing-duration>PT45M9S</meta:editing-duration>
    <meta:editing-cycles>1</meta:editing-cycles>
    <meta:document-statistic meta:object-count="72"/>
    <meta:generator>LibreOffice/4.2.8.2$Linux_X86_64 LibreOffice_project/420m0$Build-2</meta:generator>
  </office:meta>
</office:document-meta>
</file>